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B000000444B98ABD93E7BABB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31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2" style:family="text">
      <style:text-properties style:text-position="-33% 58%" style:font-name="Liberation Sans" fo:font-size="14pt" style:font-name-asian="Liberation Sans1" style:font-size-asian="14pt" style:font-name-complex="Liberation Sans1" style:font-size-complex="14pt"/>
    </style:style>
    <style:style style:name="T3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4" style:family="text">
      <style:text-properties style:text-position="-33% 58%"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62cm" svg:height="10.425cm" svg:x="6.52cm" svg:y="2.032cm">
          <draw:image xlink:href="Pictures/10000201000005B000000444B98ABD93E7BABB93.png" xlink:type="simple" xlink:show="embed" xlink:actuate="onLoad">
            <text:p/>
          </draw:image>
        </draw:frame>
        <draw:frame draw:style-name="gr2" draw:text-style-name="P2" draw:layer="layout" svg:width="1.778cm" svg:height="1.114cm" svg:x="13.1cm" svg:y="12.357cm">
          <draw:text-box>
            <text:p><text:span text:style-name="T1">θ</text:span><text:span text:style-name="T2">1 </text:span><text:span text:style-name="T3">[°]</text:span></text:p>
          </draw:text-box>
        </draw:frame>
        <draw:frame draw:style-name="gr2" draw:text-style-name="P2" draw:layer="layout" svg:width="1.778cm" svg:height="1.114cm" draw:transform="rotate (1.5707963267949) translate (5.764cm 7.874cm)">
          <draw:text-box>
            <text:p><text:span text:style-name="T1">θ</text:span><text:span text:style-name="T4">2</text:span><text:span text:style-name="T2"> </text:span><text:span text:style-name="T3">[°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31T12:31:37.062401359</meta:creation-date>
    <dc:date>2025-03-31T12:34:26.740664325</dc:date>
    <meta:editing-duration>PT2M50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